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ro to JQuery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History</text:p>
              </text:list-item>
              <text:list-item>
                <text:p>Introduction</text:p>
              </text:list-item>
              <text:list-item>
                <text:p>Selecting + manipulating elements</text:p>
              </text:list-item>
              <text:list-item>
                <text:p>The jQuery event model</text:p>
              </text:list-item>
              <text:list-item>
                <text:p>Manipulating JavaScript objects and collections</text:p>
              </text:list-item>
              <text:list-item>
                <text:p>Chaining</text:p>
              </text:list-item>
              <text:list-item>
                <text:p>Using jQuery for ajax</text:p>
              </text:list-item>
              <text:list-item>
                <text:p>Writing your own plugi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chan </meta:initial-creator>
    <meta:creation-date>2013-10-15T18:04:53</meta:creation-date>
    <dc:date>2013-10-15T18:11:18</dc:date>
    <dc:creator>tchan </dc:creator>
    <meta:editing-duration>PT1M54S</meta:editing-duration>
    <meta:editing-cycles>4</meta:editing-cycles>
    <meta:generator>LibreOffice/3.6$Linux_X86_64 LibreOffice_project/360m1$Build-2</meta:generator>
    <meta:document-statistic meta:object-count="33"/>
  </office:meta>
</office:document-meta>
</file>